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19cm" svg:y1="3.241cm" svg:x2="1.184cm" svg:y2="3.241cm">
          <text:p/>
        </draw:line>
        <draw:line draw:style-name="gr1" draw:text-style-name="P1" draw:layer="layout" svg:x1="0.59cm" svg:y1="3.105cm" svg:x2="0.59cm" svg:y2="2.64cm">
          <text:p/>
        </draw:line>
        <draw:frame draw:style-name="gr2" draw:layer="layout" svg:width="0.596cm" svg:height="0.529cm" svg:x="1.1cm" svg:y="2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96cm" svg:height="0.529cm" svg:x="0.333cm" svg:y="2.0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3" draw:text-style-name="P2" draw:layer="layout" svg:width="0.27cm" svg:height="0.27cm" svg:x="0.453cm" svg:y="3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15cm" svg:height="0.115cm" svg:x="0.527cm" svg:y="3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id="id2" draw:layer="layout" svg:x1="6.019cm" svg:y1="1.018cm" svg:x2="8.025cm" svg:y2="2.617cm">
          <draw:glue-point draw:id="4" svg:x="-2.537cm" svg:y="-2.539cm"/>
          <text:p/>
        </draw:line>
        <draw:line draw:style-name="gr5" draw:text-style-name="P1" draw:layer="layout" svg:x1="8.039cm" svg:y1="3.213cm" svg:x2="8.039cm" svg:y2="1.847cm">
          <text:p/>
        </draw:line>
        <draw:frame draw:style-name="gr6" draw:text-style-name="P3" draw:id="id3" draw:layer="layout" svg:width="1.078cm" svg:height="0.911cm" svg:x="6.38cm" svg:y="0.116cm">
          <draw:text-box>
            <text:p><text:span text:style-name="T1">محور</text:span></text:p>
          </draw:text-box>
        </draw:frame>
        <draw:frame draw:style-name="gr6" draw:text-style-name="P3" draw:id="id1" draw:layer="layout" svg:width="2.102cm" svg:height="0.911cm" svg:x="4.958cm" svg:y="1.673cm">
          <draw:text-box>
            <text:p><text:span text:style-name="T1">سمتیہ فاصلہ</text:span></text:p>
          </draw:text-box>
        </draw:frame>
        <draw:connector draw:style-name="gr7" draw:text-style-name="P1" draw:layer="layout" draw:type="curve" draw:line-skew="1.075cm" svg:x1="6.009cm" svg:y1="1.673cm" svg:x2="6.514cm" svg:y2="1.412cm" draw:start-shape="id1" draw:start-glue-point="0" draw:end-shape="id2" draw:end-glue-point="4" svg:d="m6009 1673c0-139 505-9 505-261">
          <text:p/>
        </draw:connector>
        <draw:connector draw:style-name="gr7" draw:text-style-name="P1" draw:layer="layout" draw:type="curve" svg:x1="6.38cm" svg:y1="0.571cm" svg:x2="5.96cm" svg:y2="0.96cm" draw:start-shape="id3" draw:start-glue-point="3" svg:d="m6380 571c-751 0-541 389-420 389">
          <text:p/>
        </draw:connector>
        <draw:frame draw:style-name="gr2" draw:layer="layout" svg:width="0.506cm" svg:height="0.469cm" svg:x="7.999cm" svg:y="1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97cm" svg:height="0.469cm" svg:x="6.937cm" svg:y="1.3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1" draw:layer="layout" svg:x1="1.6cm" svg:y1="0.395cm" svg:x2="3.606cm" svg:y2="1.994cm">
          <draw:glue-point draw:id="4" svg:x="-2.537cm" svg:y="-2.539cm"/>
          <text:p/>
        </draw:line>
        <draw:line draw:style-name="gr5" draw:text-style-name="P1" draw:layer="layout" svg:x1="3.609cm" svg:y1="2.59cm" svg:x2="3.609cm" svg:y2="1.224cm">
          <text:p/>
        </draw:line>
        <draw:frame draw:style-name="gr2" draw:layer="layout" svg:width="1.688cm" svg:height="0.529cm" svg:x="3.218cm" svg:y="0.8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97cm" svg:height="0.469cm" svg:x="2.477cm" svg:y="0.7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8" draw:text-style-name="P1" draw:layer="layout" svg:x1="3.62cm" svg:y1="2.008cm" svg:x2="4.463cm" svg:y2="2.692cm">
          <text:p/>
        </draw:line>
        <draw:line draw:style-name="gr7" draw:text-style-name="P1" draw:layer="layout" svg:x1="1.611cm" svg:y1="0.411cm" svg:x2="1.611cm" svg:y2="1.995cm">
          <text:p/>
        </draw:line>
        <draw:line draw:style-name="gr7" draw:text-style-name="P1" draw:layer="layout" svg:x1="1.61cm" svg:y1="1.992cm" svg:x2="3.616cm" svg:y2="1.992cm">
          <text:p/>
        </draw:line>
        <draw:path draw:style-name="gr9" draw:text-style-name="P1" draw:layer="layout" svg:width="0.373cm" svg:height="0.653cm" svg:x="3.61cm" svg:y="1.575cm" svg:viewBox="0 0 374 654" svg:d="m0 0c215 17 374 188 374 408 0 94-29 178-78 246">
          <text:p/>
        </draw:path>
        <draw:frame draw:style-name="gr2" draw:layer="layout" svg:width="0.751cm" svg:height="0.529cm" svg:x="3.925cm" svg:y="1.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9" draw:text-style-name="P1" draw:layer="layout" svg:width="0.318cm" svg:height="0.189cm" svg:x="1.606cm" svg:y="0.646cm" svg:viewBox="0 0 319 190" svg:d="m319 0c-27 111-125 190-247 190-25 0-50-3-72-10">
          <text:p/>
        </draw:path>
        <draw:frame draw:style-name="gr2" draw:layer="layout" svg:width="0.434cm" svg:height="0.469cm" svg:x="1.663cm" svg:y="0.75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392cm" svg:height="0.469cm" svg:x="0.263cm" svg:y="1.12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327cm" svg:height="0.469cm" svg:x="1.783cm" svg:y="1.9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3" draw:layer="layout" svg:width="1.078cm" svg:height="0.911cm" svg:x="5.828cm" svg:y="2.661cm">
          <draw:text-box>
            <text:p><text:span text:style-name="T1">الف</text:span></text:p>
          </draw:text-box>
        </draw:frame>
        <draw:frame draw:style-name="gr6" draw:text-style-name="P3" draw:layer="layout" svg:width="0.714cm" svg:height="0.911cm" svg:x="2.659cm" svg:y="2.793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4T15:42:25</dc:date>
    <dc:creator>khalid khan</dc:creator>
    <meta:editing-duration>PT04H45M01S</meta:editing-duration>
    <meta:editing-cycles>18</meta:editing-cycles>
    <meta:generator>OpenOffice.org/3.1$Linux OpenOffice.org_project/310m19$Build-9420</meta:generator>
    <meta:document-statistic meta:object-count="3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 {a}_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s</math:mo>
      <math:mo math:stretchy="false">θ</math:mo>
    </math:mrow>
    <math:annotation math:encoding="StarMath 5.0">L %sin 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 {a}_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F</math:mi>
      </math:mrow>
    </math:mstyle>
    <math:annotation math:encoding="StarMath 5.0">bold F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L</math:mi>
      </math:mrow>
    </math:mstyle>
    <math:annotation math:encoding="StarMath 5.0">bold 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i>F</math:mi>
      </math:mrow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F=F bold hat {a}_y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L</math:mi>
      </math:mrow>
    </math:mstyle>
    <math:annotation math:encoding="StarMath 5.0">bold L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 math:fontstyle="italic">LF</math:mi>
    </math:msub>
    <math:annotation math:encoding="StarMath 5.0">%theta_{LF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c</math:mo>
      <math:mo math:stretchy="false">θ</math:mo>
    </math:mrow>
    <math:annotation math:encoding="StarMath 5.0">L %cos %theta</math:annotation>
  </math:semantics>
</math:math>
</file>